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19">
      <style:table-cell-properties fo:border="thin solid #000000"/>
    </style:style>
    <style:style style:name="ce4" style:family="table-cell" style:parent-style-name="Default" style:data-style-name="N19">
      <style:table-cell-properties fo:border="thin solid #000000"/>
    </style:style>
    <style:style style:name="ce5" style:family="table-cell" style:parent-style-name="Euro" style:data-style-name="N60">
      <style:table-cell-properties fo:border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Euro" style:data-style-name="N60">
      <style:table-cell-properties fo:border="thin solid #000000"/>
    </style:style>
    <style:style style:name="ce8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9" style:family="table-cell" style:parent-style-name="Default" style:data-style-name="N19">
      <style:table-cell-properties fo:border="thin solid #000000" style:vertical-align="middle" fo:background-color="#FFFF00" style:repeat-content="false"/>
      <style:paragraph-properties fo:text-align="center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6.40291666666667cm"/>
    </style:style>
    <style:style style:name="co3" style:family="table-column">
      <style:table-column-properties fo:break-before="auto" style:column-width="3.413125cm"/>
    </style:style>
    <style:style style:name="co4" style:family="table-column">
      <style:table-column-properties fo:break-before="auto" style:column-width="4.048125cm"/>
    </style:style>
    <style:style style:name="co5" style:family="table-column">
      <style:table-column-properties fo:break-before="auto" style:column-width="3.46604166666667cm"/>
    </style:style>
    <style:style style:name="co6" style:family="table-column">
      <style:table-column-properties fo:break-before="auto" style:column-width="1.984375cm"/>
    </style:style>
    <style:style style:name="co7" style:family="table-column">
      <style:table-column-properties fo:break-before="auto" style:column-width="2.16958333333333cm"/>
    </style:style>
    <style:style style:name="ro1" style:family="table-row">
      <style:table-row-properties style:row-height="34.5pt" style:use-optimal-row-height="false" fo:break-before="auto"/>
    </style:style>
    <style:style style:name="ro2" style:family="table-row">
      <style:table-row-properties style:row-height="12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RTÍCUL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8">
            <text:p>SECCION</text:p>
          </table:table-cell>
          <table:table-cell office:value-type="string" table:style-name="ce8">
            <text:p>NOMBRE ARTICULO</text:p>
          </table:table-cell>
          <table:table-cell office:value-type="string" table:style-name="ce8">
            <text:p>FECHA</text:p>
          </table:table-cell>
          <table:table-cell office:value-type="string" table:style-name="ce9">
            <text:p>PAIS DE ORIGEN</text:p>
          </table:table-cell>
          <table:table-cell office:value-type="string" table:style-name="ce8">
            <text:p>PRECIO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Tubos</text:p>
          </table:table-cell>
          <table:table-cell office:value-type="date" office:date-value="1997-03-04T00:00:00" table:style-name="ce4">
            <text:p>04/03/1997</text:p>
          </table:table-cell>
          <table:table-cell office:value-type="string" table:style-name="ce3">
            <text:p>China</text:p>
          </table:table-cell>
          <table:table-cell office:value-type="currency" office:value="140.35435673674468" table:style-name="ce5">
            <text:p><text:s/>140.3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Plato Decorativo</text:p>
          </table:table-cell>
          <table:table-cell office:value-type="date" office:date-value="1997-06-07T00:00:00" table:style-name="ce4">
            <text:p>07/06/1997</text:p>
          </table:table-cell>
          <table:table-cell office:value-type="string" table:style-name="ce3">
            <text:p>China</text:p>
          </table:table-cell>
          <table:table-cell office:value-type="currency" office:value="45.07590782878367" table:style-name="ce5">
            <text:p><text:s/>45.0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Juego de te</text:p>
          </table:table-cell>
          <table:table-cell office:value-type="date" office:date-value="1997-01-15T00:00:00" table:style-name="ce4">
            <text:p>15/01/1997</text:p>
          </table:table-cell>
          <table:table-cell office:value-type="string" table:style-name="ce3">
            <text:p>China</text:p>
          </table:table-cell>
          <table:table-cell office:value-type="currency" office:value="36.060726263026936" table:style-name="ce5">
            <text:p><text:s/>36.06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Cenicero</text:p>
          </table:table-cell>
          <table:table-cell office:value-type="date" office:date-value="1997-07-02T00:00:00" table:style-name="ce4">
            <text:p>02/07/1997</text:p>
          </table:table-cell>
          <table:table-cell office:value-type="string" table:style-name="ce3">
            <text:p>Japón</text:p>
          </table:table-cell>
          <table:table-cell office:value-type="currency" office:value="16.45571141802796" table:style-name="ce5">
            <text:p><text:s/>16.46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Maceta</text:p>
          </table:table-cell>
          <table:table-cell office:value-type="date" office:date-value="1997-02-23T00:00:00" table:style-name="ce4">
            <text:p>23/02/1997</text:p>
          </table:table-cell>
          <table:table-cell office:value-type="string" table:style-name="ce3">
            <text:p>España</text:p>
          </table:table-cell>
          <table:table-cell office:value-type="currency" office:value="24.202757443534914" table:style-name="ce5">
            <text:p><text:s/>24.20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Jarra china</text:p>
          </table:table-cell>
          <table:table-cell office:value-type="date" office:date-value="1997-09-02T00:00:00" table:style-name="ce4">
            <text:p>02/09/1997</text:p>
          </table:table-cell>
          <table:table-cell office:value-type="string" table:style-name="ce3">
            <text:p>China</text:p>
          </table:table-cell>
          <table:table-cell office:value-type="currency" office:value="106.47530441263088" table:style-name="ce5">
            <text:p><text:s/>106.4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Tarje Caballero</text:p>
          </table:table-cell>
          <table:table-cell office:value-type="date" office:date-value="1997-03-11T00:00:00" table:style-name="ce4">
            <text:p>11/03/1997</text:p>
          </table:table-cell>
          <table:table-cell office:value-type="string" table:style-name="ce3">
            <text:p>Italia</text:p>
          </table:table-cell>
          <table:table-cell office:value-type="currency" office:value="237.14735614775282" table:style-name="ce5">
            <text:p><text:s/>237.1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Pantalón Señora</text:p>
          </table:table-cell>
          <table:table-cell office:value-type="date" office:date-value="1997-05-01T00:00:00" table:style-name="ce4">
            <text:p>01/05/1997</text:p>
          </table:table-cell>
          <table:table-cell office:value-type="string" table:style-name="ce3">
            <text:p>Marruecos</text:p>
          </table:table-cell>
          <table:table-cell office:value-type="currency" office:value="145.19250417703412" table:style-name="ce5">
            <text:p><text:s/>145.1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Camisa Caballero</text:p>
          </table:table-cell>
          <table:table-cell office:value-type="date" office:date-value="1997-08-11T00:00:00" table:style-name="ce4">
            <text:p>11/08/1997</text:p>
          </table:table-cell>
          <table:table-cell office:value-type="string" table:style-name="ce3">
            <text:p>España</text:p>
          </table:table-cell>
          <table:table-cell office:value-type="currency" office:value="55.94220667604246" table:style-name="ce5">
            <text:p><text:s/>55.94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Blusa Sra.</text:p>
          </table:table-cell>
          <table:table-cell office:value-type="date" office:date-value="1997-03-18T00:00:00" table:style-name="ce4">
            <text:p>18/03/1997</text:p>
          </table:table-cell>
          <table:table-cell office:value-type="string" table:style-name="ce3">
            <text:p>China</text:p>
          </table:table-cell>
          <table:table-cell office:value-type="currency" office:value="84.213816066255575" table:style-name="ce5">
            <text:p><text:s/>84.21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Cazadora piel</text:p>
          </table:table-cell>
          <table:table-cell office:value-type="date" office:date-value="1997-07-10T00:00:00" table:style-name="ce4">
            <text:p>10/07/1997</text:p>
          </table:table-cell>
          <table:table-cell office:value-type="string" table:style-name="ce3">
            <text:p>Italia</text:p>
          </table:table-cell>
          <table:table-cell office:value-type="currency" office:value="435.5775125311024" table:style-name="ce5">
            <text:p><text:s/>435.5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Abrigo Caballero</text:p>
          </table:table-cell>
          <table:table-cell office:value-type="date" office:date-value="1997-07-05T00:00:00" table:style-name="ce4">
            <text:p>05/07/1997</text:p>
          </table:table-cell>
          <table:table-cell office:value-type="string" table:style-name="ce3">
            <text:p>Italia</text:p>
          </table:table-cell>
          <table:table-cell office:value-type="currency" office:value="203.268303823639" table:style-name="ce5">
            <text:p><text:s/>203.27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Abrigo Sra</text:p>
          </table:table-cell>
          <table:table-cell office:value-type="date" office:date-value="1997-05-03T00:00:00" table:style-name="ce4">
            <text:p>03/05/1997</text:p>
          </table:table-cell>
          <table:table-cell office:value-type="string" table:style-name="ce3">
            <text:p>Marruecos</text:p>
          </table:table-cell>
          <table:table-cell office:value-type="currency" office:value="300.06130323464714" table:style-name="ce5">
            <text:p><text:s/>300.06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Cinturón de piel</text:p>
          </table:table-cell>
          <table:table-cell office:value-type="date" office:date-value="1997-05-12T00:00:00" table:style-name="ce4">
            <text:p>12/05/1997</text:p>
          </table:table-cell>
          <table:table-cell office:value-type="string" table:style-name="ce3">
            <text:p>España</text:p>
          </table:table-cell>
          <table:table-cell office:value-type="currency" office:value="3.6060726263026939" table:style-name="ce5">
            <text:p><text:s/>3.61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Raqueta Tenis</text:p>
          </table:table-cell>
          <table:table-cell office:value-type="date" office:date-value="1997-03-20T00:00:00" table:style-name="ce4">
            <text:p>20/03/1997</text:p>
          </table:table-cell>
          <table:table-cell office:value-type="string" table:style-name="ce3">
            <text:p>Usa</text:p>
          </table:table-cell>
          <table:table-cell office:value-type="currency" office:value="77.891168728138183" table:style-name="ce5">
            <text:p><text:s/>77.8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Chándal</text:p>
          </table:table-cell>
          <table:table-cell office:value-type="date" office:date-value="1997-09-13T00:00:00" table:style-name="ce4">
            <text:p>13/09/1997</text:p>
          </table:table-cell>
          <table:table-cell office:value-type="string" table:style-name="ce3">
            <text:p>Usa</text:p>
          </table:table-cell>
          <table:table-cell office:value-type="currency" office:value="193.39367494861347" table:style-name="ce5">
            <text:p><text:s/>193.3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Tren Eléctrico</text:p>
          </table:table-cell>
          <table:table-cell office:value-type="date" office:date-value="1997-07-03T00:00:00" table:style-name="ce4">
            <text:p>03/07/1997</text:p>
          </table:table-cell>
          <table:table-cell office:value-type="string" table:style-name="ce3">
            <text:p>Japón</text:p>
          </table:table-cell>
          <table:table-cell office:value-type="currency" office:value="1254.4805452381811" table:style-name="ce5">
            <text:p><text:s/>1,254.4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Pistola Olímpica</text:p>
          </table:table-cell>
          <table:table-cell office:value-type="date" office:date-value="1997-05-23T00:00:00" table:style-name="ce4">
            <text:p>23/05/1997</text:p>
          </table:table-cell>
          <table:table-cell office:value-type="string" table:style-name="ce3">
            <text:p>Suecia</text:p>
          </table:table-cell>
          <table:table-cell office:value-type="currency" office:value="38.945584364069092" table:style-name="ce5">
            <text:p><text:s/>38.9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Monopatín</text:p>
          </table:table-cell>
          <table:table-cell office:value-type="date" office:date-value="1997-11-11T00:00:00" table:style-name="ce4">
            <text:p>11/11/1997</text:p>
          </table:table-cell>
          <table:table-cell office:value-type="string" table:style-name="ce3">
            <text:p>Marruecos</text:p>
          </table:table-cell>
          <table:table-cell office:value-type="currency" office:value="93.036673758609496" table:style-name="ce5">
            <text:p><text:s/>93.04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Balón baloncesto</text:p>
          </table:table-cell>
          <table:table-cell office:value-type="date" office:date-value="1997-06-25T00:00:00" table:style-name="ce4">
            <text:p>25/06/1997</text:p>
          </table:table-cell>
          <table:table-cell office:value-type="string" table:style-name="ce3">
            <text:p>Japón</text:p>
          </table:table-cell>
          <table:table-cell office:value-type="currency" office:value="62.727633334535362" table:style-name="ce5">
            <text:p><text:s/>62.73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Balón Fútbol</text:p>
          </table:table-cell>
          <table:table-cell office:value-type="date" office:date-value="1997-07-05T00:00:00" table:style-name="ce4">
            <text:p>05/07/1997</text:p>
          </table:table-cell>
          <table:table-cell office:value-type="string" table:style-name="ce3">
            <text:p>España</text:p>
          </table:table-cell>
          <table:table-cell office:value-type="currency" office:value="36.595627035928501" table:style-name="ce5">
            <text:p><text:s/>36.60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Sudadera</text:p>
          </table:table-cell>
          <table:table-cell office:value-type="date" office:date-value="1997-11-03T00:00:00" table:style-name="ce4">
            <text:p>03/11/1997</text:p>
          </table:table-cell>
          <table:table-cell office:value-type="string" table:style-name="ce3">
            <text:p>Usa</text:p>
          </table:table-cell>
          <table:table-cell office:value-type="currency" office:value="365.98031084346042" table:style-name="ce5">
            <text:p><text:s/>365.9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Bicicleta de montaña</text:p>
          </table:table-cell>
          <table:table-cell office:value-type="date" office:date-value="1997-03-14T00:00:00" table:style-name="ce4">
            <text:p>14/03/1997</text:p>
          </table:table-cell>
          <table:table-cell office:value-type="string" table:style-name="ce3">
            <text:p>Usa</text:p>
          </table:table-cell>
          <table:table-cell office:value-type="currency" office:value="470.41818422223025" table:style-name="ce5">
            <text:p><text:s/>470.42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Destornillador</text:p>
          </table:table-cell>
          <table:table-cell office:value-type="date" office:date-value="1997-10-22T00:00:00" table:style-name="ce4">
            <text:p>22/10/1997</text:p>
          </table:table-cell>
          <table:table-cell office:value-type="string" table:style-name="ce3">
            <text:p>España</text:p>
          </table:table-cell>
          <table:table-cell office:value-type="currency" office:value="5.5233012392869592" table:style-name="ce5">
            <text:p><text:s/>5.52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Serrucho</text:p>
          </table:table-cell>
          <table:table-cell office:value-type="date" office:date-value="1997-03-23T00:00:00" table:style-name="ce4">
            <text:p>23/03/1997</text:p>
          </table:table-cell>
          <table:table-cell office:value-type="string" table:style-name="ce3">
            <text:p>Francia</text:p>
          </table:table-cell>
          <table:table-cell office:value-type="currency" office:value="25.170386931592802" table:style-name="ce5">
            <text:p><text:s/>25.17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Llave Inglesa</text:p>
          </table:table-cell>
          <table:table-cell office:value-type="date" office:date-value="1997-04-23T00:00:00" table:style-name="ce4">
            <text:p>23/04/1997</text:p>
          </table:table-cell>
          <table:table-cell office:value-type="string" table:style-name="ce3">
            <text:p>Usa</text:p>
          </table:table-cell>
          <table:table-cell office:value-type="currency" office:value="20.332239491303355" table:style-name="ce5">
            <text:p><text:s/>20.33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Alicates</text:p>
          </table:table-cell>
          <table:table-cell office:value-type="date" office:date-value="1997-04-17T00:00:00" table:style-name="ce4">
            <text:p>17/04/1997</text:p>
          </table:table-cell>
          <table:table-cell office:value-type="string" table:style-name="ce3">
            <text:p>Italia</text:p>
          </table:table-cell>
          <table:table-cell office:value-type="currency" office:value="5.613453054944527" table:style-name="ce5">
            <text:p><text:s/>5.61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Martillo</text:p>
          </table:table-cell>
          <table:table-cell office:value-type="date" office:date-value="1997-09-04T00:00:00" table:style-name="ce4">
            <text:p>04/09/1997</text:p>
          </table:table-cell>
          <table:table-cell office:value-type="string" table:style-name="ce3">
            <text:p>España</text:p>
          </table:table-cell>
          <table:table-cell office:value-type="currency" office:value="9.4959912492637599" table:style-name="ce5">
            <text:p><text:s/>9.50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Destornillador</text:p>
          </table:table-cell>
          <table:table-cell office:value-type="date" office:date-value="1997-02-20T00:00:00" table:style-name="ce4">
            <text:p>20/02/1997</text:p>
          </table:table-cell>
          <table:table-cell office:value-type="string" table:style-name="ce3">
            <text:p>Francia</text:p>
          </table:table-cell>
          <table:table-cell office:value-type="currency" office:value="7.5487120310603055" table:style-name="ce5">
            <text:p><text:s/>7.5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Lima Grande</text:p>
          </table:table-cell>
          <table:table-cell office:value-type="date" office:date-value="1997-08-10T00:00:00" table:style-name="ce4">
            <text:p>10/08/1997</text:p>
          </table:table-cell>
          <table:table-cell office:value-type="string" table:style-name="ce3">
            <text:p>España</text:p>
          </table:table-cell>
          <table:table-cell office:value-type="currency" office:value="18.390970394143739" table:style-name="ce5">
            <text:p><text:s/>18.3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Juego de brocas</text:p>
          </table:table-cell>
          <table:table-cell office:value-type="date" office:date-value="1997-07-04T00:00:00" table:style-name="ce4">
            <text:p>04/07/1997</text:p>
          </table:table-cell>
          <table:table-cell office:value-type="string" table:style-name="ce3">
            <text:p>Taiwán</text:p>
          </table:table-cell>
          <table:table-cell office:value-type="currency" office:value="12.579183344752563" table:style-name="ce5">
            <text:p><text:s/>12.5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Coche Teledirigido</text:p>
          </table:table-cell>
          <table:table-cell office:value-type="date" office:date-value="1997-05-26T00:00:00" table:style-name="ce4">
            <text:p>26/05/1997</text:p>
          </table:table-cell>
          <table:table-cell office:value-type="string" table:style-name="ce3">
            <text:p>Marruecos</text:p>
          </table:table-cell>
          <table:table-cell office:value-type="currency" office:value="132.87175603716659" table:style-name="ce5">
            <text:p><text:s/>132.87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Correpasillos</text:p>
          </table:table-cell>
          <table:table-cell office:value-type="date" office:date-value="1997-04-11T00:00:00" table:style-name="ce4">
            <text:p>11/04/1997</text:p>
          </table:table-cell>
          <table:table-cell office:value-type="string" table:style-name="ce3">
            <text:p>Japón</text:p>
          </table:table-cell>
          <table:table-cell office:value-type="currency" office:value="86.113014316108334" table:style-name="ce5">
            <text:p><text:s/>86.11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Consola Video</text:p>
          </table:table-cell>
          <table:table-cell office:value-type="date" office:date-value="1997-09-24T00:00:00" table:style-name="ce4">
            <text:p>24/09/1997</text:p>
          </table:table-cell>
          <table:table-cell office:value-type="string" table:style-name="ce3">
            <text:p>Usa</text:p>
          </table:table-cell>
          <table:table-cell office:value-type="currency" office:value="368.78703737093264" table:style-name="ce5">
            <text:p><text:s/>368.7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Muñeca Andadora</text:p>
          </table:table-cell>
          <table:table-cell office:value-type="date" office:date-value="1997-10-04T00:00:00" table:style-name="ce4">
            <text:p>04/10/1997</text:p>
          </table:table-cell>
          <table:table-cell office:value-type="string" table:style-name="ce3">
            <text:p>España</text:p>
          </table:table-cell>
          <table:table-cell office:value-type="currency" office:value="87.549433245585561" table:style-name="ce5">
            <text:p><text:s/>87.5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Fuerte de soldados</text:p>
          </table:table-cell>
          <table:table-cell office:value-type="date" office:date-value="1997-11-25T00:00:00" table:style-name="ce4">
            <text:p>25/11/1997</text:p>
          </table:table-cell>
          <table:table-cell office:value-type="string" table:style-name="ce3">
            <text:p>Japón</text:p>
          </table:table-cell>
          <table:table-cell office:value-type="currency" office:value="119.75166179846862" table:style-name="ce5">
            <text:p><text:s/>119.7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Pistola con sonidos</text:p>
          </table:table-cell>
          <table:table-cell office:value-type="date" office:date-value="1997-02-15T00:00:00" table:style-name="ce4">
            <text:p>15/02/1997</text:p>
          </table:table-cell>
          <table:table-cell office:value-type="string" table:style-name="ce3">
            <text:p>España</text:p>
          </table:table-cell>
          <table:table-cell office:value-type="currency" office:value="47.708340845984637" table:style-name="ce5">
            <text:p><text:s/>47.71€<text:s/>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JUGUETERÍA</text:p>
          </table:table-cell>
          <table:table-cell office:value-type="string" table:style-name="ce6">
            <text:p>Pie de lámpara</text:p>
          </table:table-cell>
          <table:table-cell office:value-type="date" office:date-value="1997-05-27T00:00:00" table:style-name="ce3">
            <text:p>27/05/1997</text:p>
          </table:table-cell>
          <table:table-cell office:value-type="string" table:style-name="ce6">
            <text:p>Turquía</text:p>
          </table:table-cell>
          <table:table-cell office:value-type="currency" office:value="33.133797314677921" table:style-name="ce7">
            <text:p><text:s/>33.13€<text:s/></text:p>
          </table:table-cell>
          <table:table-cell table:number-columns-repeated="16379"/>
        </table:table-row>
        <table:table-row table:number-rows-repeated="104853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60P0" number:language="es" number:country="MX">
      <number:text> </number:text>
      <number:number number:decimal-places="2" number:min-integer-digits="1" number:grouping="true"/>
      <number:currency-symbol number:language="es" number:country="MX">€</number:currency-symbol>
      <number:text> </number:text>
    </number:currency-style>
    <number:currency-style style:name="N60P1" number:language="es" number:country="MX">
      <number:text>-</number:text>
      <number:number number:decimal-places="2" number:min-integer-digits="1" number:grouping="true"/>
      <number:currency-symbol number:language="es" number:country="MX">€</number:currency-symbol>
      <number:text> </number:text>
    </number:currency-style>
    <number:currency-style style:name="N60P2" number:language="es" number:country="MX">
      <number:text> -</number:text>
      <number:number number:decimal-places="0" number:min-integer-digits="2"/>
      <number:currency-symbol number:language="es" number:country="MX">€</number:currency-symbol>
      <number:text> </number:text>
    </number:currency-style>
    <number:text-style style:name="N60">
      <number:text> </number:text>
      <number:text-content/>
      <number:text> </number:text>
      <style:map style:condition="value()&gt;0" style:apply-style-name="N60P0"/>
      <style:map style:condition="value()&lt;0" style:apply-style-name="N60P1"/>
      <style:map style:condition="value()=0" style:apply-style-name="N60P2"/>
    </number:text-style>
    <style:style style:name="Euro" style:family="table-cell" style:data-style-name="N60"/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lexander</meta:initial-creator>
    <dc:creator>Alexander</dc:creator>
    <meta:creation-date>2003-03-25T12:01:58Z</meta:creation-date>
    <dc:date>2023-01-16T18:19:25Z</dc:date>
    <meta:print-date>2002-01-29T18:41:44Z</meta:print-date>
  </office:meta>
</office:document-meta>
</file>